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abylonianAprroxSquareRoot" table:style-name="ta1" table:print="false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Find the Square root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string">
            <text:p><text:s/>= n</text:p>
          </table:table-cell>
        </table:table-row>
        <table:table-row table:style-name="ro1">
          <table:table-cell table:number-columns-repeated="2"/>
          <table:table-cell table:formula="of:=[.C5]/2" office:value-type="float" office:value="2.5">
            <text:p>2.5</text:p>
          </table:table-cell>
          <table:table-cell office:value-type="string">
            <text:p><text:s/>= 1) Initial Guess n/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[.$C$5]/[.C6]" office:value-type="float" office:value="2">
            <text:p>2</text:p>
          </table:table-cell>
          <table:table-cell office:value-type="string">
            <text:p><text:s/>= 2) r First Pass</text:p>
          </table:table-cell>
        </table:table-row>
        <table:table-row table:style-name="ro1">
          <table:table-cell table:number-columns-repeated="2"/>
          <table:table-cell table:formula="of:=([.C6]+[.C8])/2" office:value-type="float" office:value="2.25">
            <text:p>2.25</text:p>
          </table:table-cell>
          <table:table-cell office:value-type="string">
            <text:p><text:s/>= 3) guess Average the Resul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[.$C$5]/[.C9]" office:value-type="float" office:value="2.22222222222222">
            <text:p>2.2222222222</text:p>
          </table:table-cell>
          <table:table-cell office:value-type="string">
            <text:p><text:s/>= 2) r Second Pass</text:p>
          </table:table-cell>
        </table:table-row>
        <table:table-row table:style-name="ro1">
          <table:table-cell table:number-columns-repeated="2"/>
          <table:table-cell table:formula="of:=([.C9]+[.C11])/2" office:value-type="float" office:value="2.23611111111111">
            <text:p>2.2361111111</text:p>
          </table:table-cell>
          <table:table-cell office:value-type="string">
            <text:p><text:s/>= 3) guess Average the Resul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[.$C$5]/[.C12]" office:value-type="float" office:value="2.2360248447205">
            <text:p>2.2360248447</text:p>
          </table:table-cell>
          <table:table-cell office:value-type="string">
            <text:p><text:s/>= 2) r Third Pass</text:p>
          </table:table-cell>
        </table:table-row>
        <table:table-row table:style-name="ro1">
          <table:table-cell table:number-columns-repeated="2"/>
          <table:table-cell table:formula="of:=([.C12]+[.C14])/2" office:value-type="float" office:value="2.2360679779158">
            <text:p>2.2360679779</text:p>
          </table:table-cell>
          <table:table-cell office:value-type="string">
            <text:p><text:s/>= 3) guess Average the Resul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[.$C$5]/[.C15]" office:value-type="float" office:value="2.23606797708378">
            <text:p>2.2360679771</text:p>
          </table:table-cell>
          <table:table-cell office:value-type="string">
            <text:p><text:s/>= 2) r Third Pass</text:p>
          </table:table-cell>
        </table:table-row>
        <table:table-row table:style-name="ro1">
          <table:table-cell table:number-columns-repeated="2"/>
          <table:table-cell table:formula="of:=([.C15]+[.C17])/2" office:value-type="float" office:value="2.23606797749979">
            <text:p>2.2360679775</text:p>
          </table:table-cell>
          <table:table-cell office:value-type="string">
            <text:p><text:s/>= 3) guess Average the Result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table:formula="of:=[.C17]*[.C18]" office:value-type="float" office:value="4.99999999906977">
            <text:p>4.9999999991</text:p>
          </table:table-cell>
          <table:table-cell office:value-type="string">
            <text:p><text:s/>= Square of the Guess and R</text:p>
          </table:table-cell>
        </table:table-row>
        <table:table-row table:style-name="ro1">
          <table:table-cell table:number-columns-repeated="2"/>
          <table:table-cell table:formula="of:=SQRT([.C5])" office:value-type="float" office:value="2.23606797749979">
            <text:p>2.2360679775</text:p>
          </table:table-cell>
          <table:table-cell office:value-type="string">
            <text:p><text:s/>= Sqrt(5)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9">09/19/2016</text:date>, <text:time>10:56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9T10:48:06.95</meta:creation-date>
    <meta:editing-duration>PT8M34S</meta:editing-duration>
    <meta:editing-cycles>2</meta:editing-cycles>
    <meta:generator>OpenOffice/4.1.2$Win32 OpenOffice.org_project/412m3$Build-9782</meta:generator>
    <meta:initial-creator>RCC RCCD</meta:initial-creator>
    <dc:date>2016-09-19T10:56:39.01</dc:date>
    <dc:creator>RCC RCCD</dc:creator>
    <meta:document-statistic meta:table-count="1" meta:cell-count="25" meta:object-count="0"/>
  </office:meta>
</office:document-meta>
</file>